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a35" officeooo:paragraph-rsid="000a3a35"/>
    </style:style>
    <style:style style:name="P2" style:family="paragraph" style:parent-style-name="Standard">
      <style:text-properties officeooo:rsid="000b6d06" officeooo:paragraph-rsid="000b6d06"/>
    </style:style>
    <style:style style:name="P3" style:family="paragraph" style:parent-style-name="Standard">
      <style:text-properties officeooo:rsid="000ca787" officeooo:paragraph-rsid="000ca787"/>
    </style:style>
    <style:style style:name="P4" style:family="paragraph" style:parent-style-name="Standard">
      <style:text-properties officeooo:rsid="000de9a5" officeooo:paragraph-rsid="000de9a5"/>
    </style:style>
    <style:style style:name="P5" style:family="paragraph" style:parent-style-name="Standard">
      <style:text-properties officeooo:rsid="000f8ecc" officeooo:paragraph-rsid="000f8ecc"/>
    </style:style>
    <style:style style:name="P6" style:family="paragraph" style:parent-style-name="Standard">
      <style:text-properties officeooo:rsid="0010fec4" officeooo:paragraph-rsid="0010fec4"/>
    </style:style>
    <style:style style:name="P7" style:family="paragraph" style:parent-style-name="Standard">
      <style:text-properties officeooo:rsid="000de9a5" officeooo:paragraph-rsid="000de9a5"/>
    </style:style>
    <style:style style:name="P8" style:family="paragraph" style:parent-style-name="Standard">
      <style:text-properties officeooo:rsid="000de9a5" officeooo:paragraph-rsid="0013351f"/>
    </style:style>
    <style:style style:name="P9" style:family="paragraph" style:parent-style-name="Standard">
      <style:text-properties officeooo:rsid="0013351f" officeooo:paragraph-rsid="0013351f"/>
    </style:style>
    <style:style style:name="T1" style:family="text">
      <style:text-properties officeooo:rsid="00133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en toto</text:p>
      <text:p text:style-name="P1"/>
      <text:p text:style-name="P2">drush ch</text:p>
      <text:p text:style-name="P1"/>
      <text:p text:style-name="P1">drush pmu toto</text:p>
      <text:p text:style-name="P1"/>
      <text:p text:style-name="P2">drush cr</text:p>
      <text:p text:style-name="P2"/>
      <text:p text:style-name="P2">drush cc</text:p>
      <text:p text:style-name="P1"/>
      <text:p text:style-name="P1">drush pm:uninstall toto</text:p>
      <text:p text:style-name="P1"/>
      <text:p text:style-name="P1"><text:a xlink:type="simple" xlink:href="http://praeconis.loc:81/user/" text:style-name="Internet_20_link" text:visited-style-name="Visited_20_Internet_20_Link">http://praeconis.loc:81/user/</text:a></text:p>
      <text:p text:style-name="P3">username : courtier</text:p>
      <text:p text:style-name="P3">password : courtier</text:p>
      <text:p text:style-name="P3"/>
      <text:p text:style-name="P5">recherche de commandes</text:p>
      <text:p text:style-name="P4">ctrl+shift+R</text:p>
      <text:p text:style-name="P4"/>
      <text:p text:style-name="P6">sauvegarder les configurations</text:p>
      <text:p text:style-name="P4">drush cex sync -y</text:p>
      <text:p text:style-name="P4"/>
      <text:p text:style-name="P9">importer les configurations</text:p>
      <text:p text:style-name="P8">drush c<text:span text:style-name="T1">im</text:span> sync -y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5:40:24.725462857</meta:creation-date>
    <dc:date>2020-11-24T09:00:45.834129272</dc:date>
    <meta:editing-duration>PT6M19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40" meta:character-count="266" meta:non-whitespace-character-count="241"/>
  </office:meta>
</office:document-meta>
</file>